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453.51pt" svg:height="255.09pt" svg:x="374.37pt" svg:y="63.61pt">
            <draw:object draw:notify-on-update-of-ranges="Sheet2.A29:Sheet2.A30 Sheet2.A31:Sheet2.A34 Sheet2.B29:Sheet2.B30 Sheet2.B31:Sheet2.B34 Sheet2.C29:Sheet2.C30 Sheet2.C31:Sheet2.C34 Sheet2.D29:Sheet2.D30 Sheet2.D31:Sheet2.D3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453.51pt" svg:height="255.09pt" svg:x="834.86pt" svg:y="2.83pt">
            <draw:object draw:notify-on-update-of-ranges="Sheet2.I1:Sheet2.I1 Sheet2.J1:Sheet2.M1 Sheet2.I2:Sheet2.I2 Sheet2.J2:Sheet2.M2 Sheet2.I3:Sheet2.I3 Sheet2.J3:Sheet2.M3 Sheet2.I4:Sheet2.I4 Sheet2.J4:Sheet2.M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453.51pt" svg:height="255.09pt" svg:x="375.14pt" svg:y="341.4pt">
            <draw:object draw:notify-on-update-of-ranges="Sheet2.A36:Sheet2.A37 Sheet2.A38:Sheet2.A41 Sheet2.B36:Sheet2.B37 Sheet2.B38:Sheet2.B41 Sheet2.C36:Sheet2.C37 Sheet2.C38:Sheet2.C41 Sheet2.D36:Sheet2.D37 Sheet2.D38:Sheet2.D4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453.51pt" svg:height="255.09pt" svg:x="843.45pt" svg:y="343.93pt">
            <draw:object draw:notify-on-update-of-ranges="Sheet2.A43:Sheet2.A44 Sheet2.A45:Sheet2.A48 Sheet2.B43:Sheet2.B44 Sheet2.B45:Sheet2.B48 Sheet2.C43:Sheet2.C44 Sheet2.C45:Sheet2.C48 Sheet2.D43:Sheet2.D44 Sheet2.D45:Sheet2.D4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4" draw:style-name="gr1" draw:text-style-name="P1" svg:width="453.51pt" svg:height="255.09pt" svg:x="379.05pt" svg:y="619.26pt">
            <draw:object draw:notify-on-update-of-ranges="Sheet2.A50:Sheet2.A51 Sheet2.A52:Sheet2.A55 Sheet2.B50:Sheet2.B51 Sheet2.B52:Sheet2.B55 Sheet2.C50:Sheet2.C51 Sheet2.C52:Sheet2.C55 Sheet2.D50:Sheet2.D51 Sheet2.D52:Sheet2.D5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2020-08-30 00:50:57,620 INFO: </text:p>
          </table:table-cell>
          <table:table-cell office:value-type="string" calcext:value-type="string">
            <text:p>TIME STATISTICS:</text:p>
          </table:table-cell>
          <table:table-cell office:value-type="string" calcext:value-type="string">
            <text:p>FP32</text:p>
          </table:table-cell>
          <table:table-cell table:number-columns-repeated="5"/>
          <table:table-cell office:value-type="string" calcext:value-type="string">
            <text:p>MODEL</text:p>
          </table:table-cell>
          <table:table-cell office:value-type="string" calcext:value-type="string">
            <text:p>TOTAL LOAD TIME</text:p>
          </table:table-cell>
          <table:table-cell office:value-type="string" calcext:value-type="string">
            <text:p>TOTAL INFERENCE TIME</text:p>
          </table:table-cell>
          <table:table-cell office:value-type="string" calcext:value-type="string">
            <text:p>OTHER PROCESSES</text:p>
          </table:table-cell>
          <table:table-cell office:value-type="string" calcext:value-type="string">
            <text:p>OVERALL TIME</text:p>
          </table:table-cell>
        </table:table-row>
        <table:table-row table:style-name="ro1">
          <table:table-cell office:value-type="string" calcext:value-type="string">
            <text:p>2020-08-30 00:50:57,620 INFO: 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LOAD TIME [SECONDS]</text:p>
          </table:table-cell>
          <table:table-cell office:value-type="string" calcext:value-type="string">
            <text:p>TOTAL INFERENCE TIME [SECONDS]</text:p>
          </table:table-cell>
          <table:table-cell office:value-type="string" calcext:value-type="string">
            <text:p>AVG INFERENCE TIME [SECONDS]</text:p>
          </table:table-cell>
          <table:table-cell office:value-type="string" calcext:value-type="string">
            <text:p>FRAMES PER SECOND</text:p>
          </table:table-cell>
          <table:table-cell table:number-columns-repeated="2"/>
          <table:table-cell office:value-type="string" calcext:value-type="string">
            <text:p>FP32</text:p>
          </table:table-cell>
          <table:table-cell office:value-type="float" office:value="0.5753" calcext:value-type="float">
            <text:p>0.5753</text:p>
          </table:table-cell>
          <table:table-cell office:value-type="float" office:value="27.4078" calcext:value-type="float">
            <text:p>27.4078</text:p>
          </table:table-cell>
          <table:table-cell office:value-type="float" office:value="79.0976" calcext:value-type="float">
            <text:p>79.0976</text:p>
          </table:table-cell>
          <table:table-cell office:value-type="float" office:value="107.0807" calcext:value-type="float">
            <text:p>107.0807</text:p>
          </table:table-cell>
        </table:table-row>
        <table:table-row table:style-name="ro1">
          <table:table-cell office:value-type="string" calcext:value-type="string">
            <text:p>2020-08-30 00:50:57,620 INFO: </text:p>
          </table:table-cell>
          <table:table-cell office:value-type="string" calcext:value-type="string">
            <text:p>Face Detection Model</text:p>
          </table:table-cell>
          <table:table-cell office:value-type="float" office:value="0.1976" calcext:value-type="float">
            <text:p>0.1976</text:p>
          </table:table-cell>
          <table:table-cell office:value-type="float" office:value="20.4982" calcext:value-type="float">
            <text:p>20.4982</text:p>
          </table:table-cell>
          <table:table-cell office:value-type="float" office:value="0.0345" calcext:value-type="float">
            <text:p>0.0345</text:p>
          </table:table-cell>
          <table:table-cell office:value-type="float" office:value="29.0269" calcext:value-type="float">
            <text:p>29.0269</text:p>
          </table:table-cell>
          <table:table-cell table:number-columns-repeated="2"/>
          <table:table-cell office:value-type="string" calcext:value-type="string">
            <text:p>FP16</text:p>
          </table:table-cell>
          <table:table-cell office:value-type="float" office:value="0.5865" calcext:value-type="float">
            <text:p>0.5865</text:p>
          </table:table-cell>
          <table:table-cell office:value-type="float" office:value="27.2826" calcext:value-type="float">
            <text:p>27.2826</text:p>
          </table:table-cell>
          <table:table-cell office:value-type="float" office:value="77.4659" calcext:value-type="float">
            <text:p>77.4659</text:p>
          </table:table-cell>
          <table:table-cell office:value-type="float" office:value="105.335" calcext:value-type="float">
            <text:p>105.335</text:p>
          </table:table-cell>
        </table:table-row>
        <table:table-row table:style-name="ro1">
          <table:table-cell office:value-type="string" calcext:value-type="string">
            <text:p>2020-08-30 00:50:57,621 INFO: </text:p>
          </table:table-cell>
          <table:table-cell office:value-type="string" calcext:value-type="string">
            <text:p>Facial Landmark Model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7504" calcext:value-type="float">
            <text:p>0.7504</text:p>
          </table:table-cell>
          <table:table-cell office:value-type="float" office:value="0.0013" calcext:value-type="float">
            <text:p>0.0013</text:p>
          </table:table-cell>
          <table:table-cell office:value-type="float" office:value="792.9129" calcext:value-type="float">
            <text:p>792.9129</text:p>
          </table:table-cell>
          <table:table-cell table:number-columns-repeated="2"/>
          <table:table-cell office:value-type="string" calcext:value-type="string">
            <text:p>FP16-INT8</text:p>
          </table:table-cell>
          <table:table-cell office:value-type="float" office:value="0.8643" calcext:value-type="float">
            <text:p>0.8643</text:p>
          </table:table-cell>
          <table:table-cell office:value-type="float" office:value="25.4149" calcext:value-type="float">
            <text:p>25.4149</text:p>
          </table:table-cell>
          <table:table-cell office:value-type="float" office:value="79.0523" calcext:value-type="float">
            <text:p>79.0523</text:p>
          </table:table-cell>
          <table:table-cell office:value-type="float" office:value="105.3315" calcext:value-type="float">
            <text:p>105.3315</text:p>
          </table:table-cell>
        </table:table-row>
        <table:table-row table:style-name="ro1">
          <table:table-cell office:value-type="string" calcext:value-type="string">
            <text:p>2020-08-30 00:50:57,621 INFO: </text:p>
          </table:table-cell>
          <table:table-cell office:value-type="string" calcext:value-type="string">
            <text:p>Head Pose Model</text:p>
          </table:table-cell>
          <table:table-cell office:value-type="float" office:value="0.1184" calcext:value-type="float">
            <text:p>0.1184</text:p>
          </table:table-cell>
          <table:table-cell office:value-type="float" office:value="2.6885" calcext:value-type="float">
            <text:p>2.6885</text:p>
          </table:table-cell>
          <table:table-cell office:value-type="float" office:value="0.0045" calcext:value-type="float">
            <text:p>0.0045</text:p>
          </table:table-cell>
          <table:table-cell office:value-type="float" office:value="221.3162" calcext:value-type="float">
            <text:p>221.31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8-30 00:50:57,621 INFO: </text:p>
          </table:table-cell>
          <table:table-cell office:value-type="string" calcext:value-type="string">
            <text:p>Gaze Estimation Model</text:p>
          </table:table-cell>
          <table:table-cell office:value-type="float" office:value="0.1396" calcext:value-type="float">
            <text:p>0.1396</text:p>
          </table:table-cell>
          <table:table-cell office:value-type="float" office:value="3.4707" calcext:value-type="float">
            <text:p>3.4707</text:p>
          </table:table-cell>
          <table:table-cell office:value-type="float" office:value="0.0058" calcext:value-type="float">
            <text:p>0.0058</text:p>
          </table:table-cell>
          <table:table-cell office:value-type="float" office:value="171.4342" calcext:value-type="float">
            <text:p>171.43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8-30 00:50:57,621 INFO: 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TOTAL LOAD TIME [SECONDS]</text:p>
          </table:table-cell>
          <table:table-cell office:value-type="string" calcext:value-type="string">
            <text:p>TOTAL INFERENCE TIME [SECONDS]</text:p>
          </table:table-cell>
          <table:table-cell office:value-type="string" calcext:value-type="string">
            <text:p>OTHER PROCESSES [SECONDS]</text:p>
          </table:table-cell>
          <table:table-cell office:value-type="string" calcext:value-type="string">
            <text:p>OVERALL TIME [SECONDS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8-30 00:50:57,621 INFO: </text:p>
          </table:table-cell>
          <table:table-cell office:value-type="string" calcext:value-type="string">
            <text:p>FP32</text:p>
          </table:table-cell>
          <table:table-cell office:value-type="float" office:value="0.5753" calcext:value-type="float">
            <text:p>0.5753</text:p>
          </table:table-cell>
          <table:table-cell office:value-type="float" office:value="27.4078" calcext:value-type="float">
            <text:p>27.4078</text:p>
          </table:table-cell>
          <table:table-cell office:value-type="float" office:value="79.0976" calcext:value-type="float">
            <text:p>79.0976</text:p>
          </table:table-cell>
          <table:table-cell office:value-type="float" office:value="107.0807" calcext:value-type="float">
            <text:p>107.0807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2020-08-30 00:53:28,784 INFO: </text:p>
          </table:table-cell>
          <table:table-cell office:value-type="string" calcext:value-type="string">
            <text:p>TIME STATISTICS:</text:p>
          </table:table-cell>
          <table:table-cell office:value-type="string" calcext:value-type="string">
            <text:p>FP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8-30 00:53:28,784 INFO: 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LOAD TIME [SECONDS]</text:p>
          </table:table-cell>
          <table:table-cell office:value-type="string" calcext:value-type="string">
            <text:p>TOTAL INFERENCE TIME [SECONDS]</text:p>
          </table:table-cell>
          <table:table-cell office:value-type="string" calcext:value-type="string">
            <text:p>AVG INFERENCE TIME [SECONDS]</text:p>
          </table:table-cell>
          <table:table-cell office:value-type="string" calcext:value-type="string">
            <text:p>FRAMES PER SECO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8-30 00:53:28,784 INFO: </text:p>
          </table:table-cell>
          <table:table-cell office:value-type="string" calcext:value-type="string">
            <text:p>Face Detection Model</text:p>
          </table:table-cell>
          <table:table-cell office:value-type="float" office:value="0.1956" calcext:value-type="float">
            <text:p>0.1956</text:p>
          </table:table-cell>
          <table:table-cell office:value-type="float" office:value="20.7179" calcext:value-type="float">
            <text:p>20.7179</text:p>
          </table:table-cell>
          <table:table-cell office:value-type="float" office:value="0.0348" calcext:value-type="float">
            <text:p>0.0348</text:p>
          </table:table-cell>
          <table:table-cell office:value-type="float" office:value="28.7191" calcext:value-type="float">
            <text:p>28.71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8-30 00:53:28,785 INFO: </text:p>
          </table:table-cell>
          <table:table-cell office:value-type="string" calcext:value-type="string">
            <text:p>Facial Landmark Model</text:p>
          </table:table-cell>
          <table:table-cell office:value-type="float" office:value="0.1108" calcext:value-type="float">
            <text:p>0.1108</text:p>
          </table:table-cell>
          <table:table-cell office:value-type="float" office:value="0.6918" calcext:value-type="float">
            <text:p>0.6918</text:p>
          </table:table-cell>
          <table:table-cell office:value-type="float" office:value="0.0012" calcext:value-type="float">
            <text:p>0.0012</text:p>
          </table:table-cell>
          <table:table-cell office:value-type="float" office:value="860.0439" calcext:value-type="float">
            <text:p>860.04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8-30 00:53:28,785 INFO: </text:p>
          </table:table-cell>
          <table:table-cell office:value-type="string" calcext:value-type="string">
            <text:p>Head Pose Model</text:p>
          </table:table-cell>
          <table:table-cell office:value-type="float" office:value="0.1333" calcext:value-type="float">
            <text:p>0.1333</text:p>
          </table:table-cell>
          <table:table-cell office:value-type="float" office:value="2.4822" calcext:value-type="float">
            <text:p>2.4822</text:p>
          </table:table-cell>
          <table:table-cell office:value-type="float" office:value="0.0042" calcext:value-type="float">
            <text:p>0.0042</text:p>
          </table:table-cell>
          <table:table-cell office:value-type="float" office:value="239.7078" calcext:value-type="float">
            <text:p>239.7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8-30 00:53:28,785 INFO: </text:p>
          </table:table-cell>
          <table:table-cell office:value-type="string" calcext:value-type="string">
            <text:p>Gaze Estimation Model</text:p>
          </table:table-cell>
          <table:table-cell office:value-type="float" office:value="0.1468" calcext:value-type="float">
            <text:p>0.1468</text:p>
          </table:table-cell>
          <table:table-cell office:value-type="float" office:value="3.3907" calcext:value-type="float">
            <text:p>3.3907</text:p>
          </table:table-cell>
          <table:table-cell office:value-type="float" office:value="0.0057" calcext:value-type="float">
            <text:p>0.0057</text:p>
          </table:table-cell>
          <table:table-cell office:value-type="float" office:value="175.4809" calcext:value-type="float">
            <text:p>175.4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8-30 00:53:28,785 INFO: 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TOTAL LOAD TIME [SECONDS]</text:p>
          </table:table-cell>
          <table:table-cell office:value-type="string" calcext:value-type="string">
            <text:p>TOTAL INFERENCE TIME [SECONDS]</text:p>
          </table:table-cell>
          <table:table-cell office:value-type="string" calcext:value-type="string">
            <text:p>OTHER PROCESSES [SECONDS]</text:p>
          </table:table-cell>
          <table:table-cell office:value-type="string" calcext:value-type="string">
            <text:p>OVERALL TIME [SECONDS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8-30 00:53:28,785 INFO: </text:p>
          </table:table-cell>
          <table:table-cell office:value-type="string" calcext:value-type="string">
            <text:p>FP16</text:p>
          </table:table-cell>
          <table:table-cell office:value-type="float" office:value="0.5865" calcext:value-type="float">
            <text:p>0.5865</text:p>
          </table:table-cell>
          <table:table-cell office:value-type="float" office:value="27.2826" calcext:value-type="float">
            <text:p>27.2826</text:p>
          </table:table-cell>
          <table:table-cell office:value-type="float" office:value="77.4659" calcext:value-type="float">
            <text:p>77.4659</text:p>
          </table:table-cell>
          <table:table-cell office:value-type="float" office:value="105.335" calcext:value-type="float">
            <text:p>105.335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2020-08-30 00:55:32,657 INFO: </text:p>
          </table:table-cell>
          <table:table-cell office:value-type="string" calcext:value-type="string">
            <text:p>TIME STATISTICS:</text:p>
          </table:table-cell>
          <table:table-cell office:value-type="string" calcext:value-type="string">
            <text:p>FP16-INT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-08-30 00:55:32,657 INFO: 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LOAD TIME [SECONDS]</text:p>
          </table:table-cell>
          <table:table-cell office:value-type="string" calcext:value-type="string">
            <text:p>TOTAL INFERENCE TIME [SECONDS]</text:p>
          </table:table-cell>
          <table:table-cell office:value-type="string" calcext:value-type="string">
            <text:p>AVG INFERENCE TIME [SECONDS]</text:p>
          </table:table-cell>
          <table:table-cell office:value-type="string" calcext:value-type="string">
            <text:p>FRAMES PER SECO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8-30 00:55:32,658 INFO: </text:p>
          </table:table-cell>
          <table:table-cell office:value-type="string" calcext:value-type="string">
            <text:p>Face Detection Model</text:p>
          </table:table-cell>
          <table:table-cell office:value-type="float" office:value="0.1942" calcext:value-type="float">
            <text:p>0.1942</text:p>
          </table:table-cell>
          <table:table-cell office:value-type="float" office:value="20.8667" calcext:value-type="float">
            <text:p>20.8667</text:p>
          </table:table-cell>
          <table:table-cell office:value-type="float" office:value="0.0351" calcext:value-type="float">
            <text:p>0.0351</text:p>
          </table:table-cell>
          <table:table-cell office:value-type="float" office:value="28.5143" calcext:value-type="float">
            <text:p>28.51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8-30 00:55:32,658 INFO: </text:p>
          </table:table-cell>
          <table:table-cell office:value-type="string" calcext:value-type="string">
            <text:p>Facial Landmark Model</text:p>
          </table:table-cell>
          <table:table-cell office:value-type="float" office:value="0.1467" calcext:value-type="float">
            <text:p>0.1467</text:p>
          </table:table-cell>
          <table:table-cell office:value-type="float" office:value="0.6754" calcext:value-type="float">
            <text:p>0.6754</text:p>
          </table:table-cell>
          <table:table-cell office:value-type="float" office:value="0.0011" calcext:value-type="float">
            <text:p>0.0011</text:p>
          </table:table-cell>
          <table:table-cell office:value-type="float" office:value="880.919" calcext:value-type="float">
            <text:p>880.9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8-30 00:55:32,658 INFO: </text:p>
          </table:table-cell>
          <table:table-cell office:value-type="string" calcext:value-type="string">
            <text:p>Head Pose Model</text:p>
          </table:table-cell>
          <table:table-cell office:value-type="float" office:value="0.2391" calcext:value-type="float">
            <text:p>0.2391</text:p>
          </table:table-cell>
          <table:table-cell office:value-type="float" office:value="1.9398" calcext:value-type="float">
            <text:p>1.9398</text:p>
          </table:table-cell>
          <table:table-cell office:value-type="float" office:value="0.0033" calcext:value-type="float">
            <text:p>0.0033</text:p>
          </table:table-cell>
          <table:table-cell office:value-type="float" office:value="306.7331" calcext:value-type="float">
            <text:p>306.73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8-30 00:55:32,658 INFO: </text:p>
          </table:table-cell>
          <table:table-cell office:value-type="string" calcext:value-type="string">
            <text:p>Gaze Estimation Model</text:p>
          </table:table-cell>
          <table:table-cell office:value-type="float" office:value="0.2843" calcext:value-type="float">
            <text:p>0.2843</text:p>
          </table:table-cell>
          <table:table-cell office:value-type="float" office:value="1.933" calcext:value-type="float">
            <text:p>1.933</text:p>
          </table:table-cell>
          <table:table-cell office:value-type="float" office:value="0.0032" calcext:value-type="float">
            <text:p>0.0032</text:p>
          </table:table-cell>
          <table:table-cell office:value-type="float" office:value="307.8149" calcext:value-type="float">
            <text:p>307.8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8-30 00:55:32,658 INFO: 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TOTAL LOAD TIME [SECONDS]</text:p>
          </table:table-cell>
          <table:table-cell office:value-type="string" calcext:value-type="string">
            <text:p>TOTAL INFERENCE TIME [SECONDS]</text:p>
          </table:table-cell>
          <table:table-cell office:value-type="string" calcext:value-type="string">
            <text:p>OTHER PROCESSES [SECONDS]</text:p>
          </table:table-cell>
          <table:table-cell office:value-type="string" calcext:value-type="string">
            <text:p>OVERALL TIME [SECONDS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8-30 00:55:32,658 INFO: </text:p>
          </table:table-cell>
          <table:table-cell office:value-type="string" calcext:value-type="string">
            <text:p>FP16-INT8</text:p>
          </table:table-cell>
          <table:table-cell office:value-type="float" office:value="0.8643" calcext:value-type="float">
            <text:p>0.8643</text:p>
          </table:table-cell>
          <table:table-cell office:value-type="float" office:value="25.4149" calcext:value-type="float">
            <text:p>25.4149</text:p>
          </table:table-cell>
          <table:table-cell office:value-type="float" office:value="79.0523" calcext:value-type="float">
            <text:p>79.0523</text:p>
          </table:table-cell>
          <table:table-cell office:value-type="float" office:value="105.3315" calcext:value-type="float">
            <text:p>105.3315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LOAD TIME [SECONDS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P32</text:p>
          </table:table-cell>
          <table:table-cell office:value-type="string" calcext:value-type="string">
            <text:p>FP16</text:p>
          </table:table-cell>
          <table:table-cell office:value-type="string" calcext:value-type="string">
            <text:p>FP16-INT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ce Detection Model</text:p>
          </table:table-cell>
          <table:table-cell office:value-type="float" office:value="0.1976" calcext:value-type="float">
            <text:p>0.1976</text:p>
          </table:table-cell>
          <table:table-cell office:value-type="float" office:value="0.1956" calcext:value-type="float">
            <text:p>0.1956</text:p>
          </table:table-cell>
          <table:table-cell office:value-type="float" office:value="0.1942" calcext:value-type="float">
            <text:p>0.19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cial Landmark Model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1108" calcext:value-type="float">
            <text:p>0.1108</text:p>
          </table:table-cell>
          <table:table-cell office:value-type="float" office:value="0.1467" calcext:value-type="float">
            <text:p>0.1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ad Pose Model</text:p>
          </table:table-cell>
          <table:table-cell office:value-type="float" office:value="0.1184" calcext:value-type="float">
            <text:p>0.1184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2391" calcext:value-type="float">
            <text:p>0.23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ze Estimation Model</text:p>
          </table:table-cell>
          <table:table-cell office:value-type="float" office:value="0.1396" calcext:value-type="float">
            <text:p>0.1396</text:p>
          </table:table-cell>
          <table:table-cell office:value-type="float" office:value="0.1468" calcext:value-type="float">
            <text:p>0.1468</text:p>
          </table:table-cell>
          <table:table-cell office:value-type="float" office:value="0.2843" calcext:value-type="float">
            <text:p>0.2843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OTAL INFERENCE TIME [SECONDS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P32</text:p>
          </table:table-cell>
          <table:table-cell office:value-type="string" calcext:value-type="string">
            <text:p>FP16</text:p>
          </table:table-cell>
          <table:table-cell office:value-type="string" calcext:value-type="string">
            <text:p>FP16-INT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ce Detection Model</text:p>
          </table:table-cell>
          <table:table-cell office:value-type="float" office:value="20.4982" calcext:value-type="float">
            <text:p>20.4982</text:p>
          </table:table-cell>
          <table:table-cell office:value-type="float" office:value="20.7179" calcext:value-type="float">
            <text:p>20.7179</text:p>
          </table:table-cell>
          <table:table-cell office:value-type="float" office:value="20.8667" calcext:value-type="float">
            <text:p>20.8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cial Landmark Model</text:p>
          </table:table-cell>
          <table:table-cell office:value-type="float" office:value="0.7504" calcext:value-type="float">
            <text:p>0.7504</text:p>
          </table:table-cell>
          <table:table-cell office:value-type="float" office:value="0.6918" calcext:value-type="float">
            <text:p>0.6918</text:p>
          </table:table-cell>
          <table:table-cell office:value-type="float" office:value="0.6754" calcext:value-type="float">
            <text:p>0.67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ad Pose Model</text:p>
          </table:table-cell>
          <table:table-cell office:value-type="float" office:value="2.6885" calcext:value-type="float">
            <text:p>2.6885</text:p>
          </table:table-cell>
          <table:table-cell office:value-type="float" office:value="2.4822" calcext:value-type="float">
            <text:p>2.4822</text:p>
          </table:table-cell>
          <table:table-cell office:value-type="float" office:value="1.9398" calcext:value-type="float">
            <text:p>1.9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ze Estimation Model</text:p>
          </table:table-cell>
          <table:table-cell office:value-type="float" office:value="3.4707" calcext:value-type="float">
            <text:p>3.4707</text:p>
          </table:table-cell>
          <table:table-cell office:value-type="float" office:value="3.3907" calcext:value-type="float">
            <text:p>3.3907</text:p>
          </table:table-cell>
          <table:table-cell office:value-type="float" office:value="1.933" calcext:value-type="float">
            <text:p>1.933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VG INFERENCE TIME [SECONDS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P32</text:p>
          </table:table-cell>
          <table:table-cell office:value-type="string" calcext:value-type="string">
            <text:p>FP16</text:p>
          </table:table-cell>
          <table:table-cell office:value-type="string" calcext:value-type="string">
            <text:p>FP16-INT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ce Detection Model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351" calcext:value-type="float">
            <text:p>0.0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cial Landmark Model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1" calcext:value-type="float">
            <text:p>0.00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ad Pose Model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33" calcext:value-type="float">
            <text:p>0.00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ze Estimation Model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32" calcext:value-type="float">
            <text:p>0.0032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AMES PER SECO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P32</text:p>
          </table:table-cell>
          <table:table-cell office:value-type="string" calcext:value-type="string">
            <text:p>FP16</text:p>
          </table:table-cell>
          <table:table-cell office:value-type="string" calcext:value-type="string">
            <text:p>FP16-INT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ce Detection Model</text:p>
          </table:table-cell>
          <table:table-cell office:value-type="float" office:value="29.0269" calcext:value-type="float">
            <text:p>29.0269</text:p>
          </table:table-cell>
          <table:table-cell office:value-type="float" office:value="28.7191" calcext:value-type="float">
            <text:p>28.7191</text:p>
          </table:table-cell>
          <table:table-cell office:value-type="float" office:value="28.5143" calcext:value-type="float">
            <text:p>28.5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cial Landmark Model</text:p>
          </table:table-cell>
          <table:table-cell office:value-type="float" office:value="792.9129" calcext:value-type="float">
            <text:p>792.9129</text:p>
          </table:table-cell>
          <table:table-cell office:value-type="float" office:value="860.0439" calcext:value-type="float">
            <text:p>860.0439</text:p>
          </table:table-cell>
          <table:table-cell office:value-type="float" office:value="880.919" calcext:value-type="float">
            <text:p>880.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ad Pose Model</text:p>
          </table:table-cell>
          <table:table-cell office:value-type="float" office:value="221.3162" calcext:value-type="float">
            <text:p>221.3162</text:p>
          </table:table-cell>
          <table:table-cell office:value-type="float" office:value="239.7078" calcext:value-type="float">
            <text:p>239.7078</text:p>
          </table:table-cell>
          <table:table-cell office:value-type="float" office:value="306.7331" calcext:value-type="float">
            <text:p>306.73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ze Estimation Model</text:p>
          </table:table-cell>
          <table:table-cell office:value-type="float" office:value="171.4342" calcext:value-type="float">
            <text:p>171.4342</text:p>
          </table:table-cell>
          <table:table-cell office:value-type="float" office:value="175.4809" calcext:value-type="float">
            <text:p>175.4809</text:p>
          </table:table-cell>
          <table:table-cell office:value-type="float" office:value="307.8149" calcext:value-type="float">
            <text:p>307.8149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0T00:17:35.722613250</meta:creation-date>
    <dc:date>2020-08-30T01:12:27.923276492</dc:date>
    <meta:editing-duration>PT34M24S</meta:editing-duration>
    <meta:editing-cycles>7</meta:editing-cycles>
    <meta:generator>LibreOffice/6.0.7.3$Linux_X86_64 LibreOffice_project/00m0$Build-3</meta:generator>
    <meta:document-statistic meta:table-count="1" meta:cell-count="239" meta:object-count="5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92cm" svg:y="0.316cm" chart:style-name="ch2">
          <text:p>TYPES OF TIMES FOR EACH EXPERIMENT</text:p>
        </chart:title>
        <chart:legend chart:legend-position="end" svg:x="13.578cm" svg:y="3.703cm" style:legend-expansion="high" chart:style-name="ch3"/>
        <chart:plot-area chart:style-name="ch4" table:cell-range-address="Sheet2.I1:Sheet2.M4" chart:data-source-has-labels="both" svg:x="1.331cm" svg:y="1.275cm" svg:width="11.927cm" svg:height="7.545cm">
          <chartooo:coordinate-region svg:x="2.335cm" svg:y="1.275cm" svg:width="10.923cm" svg:height="3.878cm"/>
          <chart:axis chart:dimension="x" chart:name="primary-x" chart:style-name="ch5" chartooo:axis-type="auto">
            <chartooo:date-scale/>
            <chart:categories table:cell-range-address="Sheet2.J1:Sheet2.M1"/>
          </chart:axis>
          <chart:axis chart:dimension="y" chart:name="primary-y" chart:style-name="ch6">
            <chart:title svg:x="0.451cm" svg:y="6.387cm" chart:style-name="ch7">
              <text:p>TIME [SECONDS]</text:p>
            </chart:title>
            <chart:grid chart:style-name="ch8" chart:class="major"/>
          </chart:axis>
          <chart:series chart:style-name="ch9" chart:values-cell-range-address="Sheet2.J2:Sheet2.M2" chart:label-cell-address="Sheet2.I2:Sheet2.I2" chart:class="chart:bar">
            <chart:data-point chart:repeated="4"/>
          </chart:series>
          <chart:series chart:style-name="ch10" chart:values-cell-range-address="Sheet2.J3:Sheet2.M3" chart:label-cell-address="Sheet2.I3:Sheet2.I3" chart:class="chart:bar">
            <chart:data-point chart:repeated="4"/>
          </chart:series>
          <chart:series chart:style-name="ch11" chart:values-cell-range-address="Sheet2.J4:Sheet2.M4" chart:label-cell-address="Sheet2.I4:Sheet2.I4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LOAD TIME</text:p>
                <draw:g>
                  <svg:desc>Sheet2.J1:Sheet2.M1</svg:desc>
                </draw:g>
              </table:table-cell>
              <table:table-cell office:value-type="string">
                <text:p>TOTAL INFERENCE TIME</text:p>
              </table:table-cell>
              <table:table-cell office:value-type="string">
                <text:p>OTHER PROCESSES</text:p>
              </table:table-cell>
              <table:table-cell office:value-type="string">
                <text:p>OVERALL TIME</text:p>
              </table:table-cell>
            </table:table-row>
          </table:table-header-rows>
          <table:table-rows>
            <table:table-row>
              <table:table-cell office:value-type="string">
                <text:p>FP32</text:p>
                <draw:g>
                  <svg:desc>Sheet2.I2:Sheet2.I2</svg:desc>
                </draw:g>
              </table:table-cell>
              <table:table-cell office:value-type="float" office:value="0.5753">
                <text:p>0.5753</text:p>
                <draw:g>
                  <svg:desc>Sheet2.J2:Sheet2.M2</svg:desc>
                </draw:g>
              </table:table-cell>
              <table:table-cell office:value-type="float" office:value="27.4078">
                <text:p>27.4078</text:p>
              </table:table-cell>
              <table:table-cell office:value-type="float" office:value="79.0976">
                <text:p>79.0976</text:p>
              </table:table-cell>
              <table:table-cell office:value-type="float" office:value="107.0807">
                <text:p>107.0807</text:p>
              </table:table-cell>
            </table:table-row>
            <table:table-row>
              <table:table-cell office:value-type="string">
                <text:p>FP16</text:p>
                <draw:g>
                  <svg:desc>Sheet2.I3:Sheet2.I3</svg:desc>
                </draw:g>
              </table:table-cell>
              <table:table-cell office:value-type="float" office:value="0.5865">
                <text:p>0.5865</text:p>
                <draw:g>
                  <svg:desc>Sheet2.J3:Sheet2.M3</svg:desc>
                </draw:g>
              </table:table-cell>
              <table:table-cell office:value-type="float" office:value="27.2826">
                <text:p>27.2826</text:p>
              </table:table-cell>
              <table:table-cell office:value-type="float" office:value="77.4659">
                <text:p>77.4659</text:p>
              </table:table-cell>
              <table:table-cell office:value-type="float" office:value="105.335">
                <text:p>105.335</text:p>
              </table:table-cell>
            </table:table-row>
            <table:table-row>
              <table:table-cell office:value-type="string">
                <text:p>FP16-INT8</text:p>
                <draw:g>
                  <svg:desc>Sheet2.I4:Sheet2.I4</svg:desc>
                </draw:g>
              </table:table-cell>
              <table:table-cell office:value-type="float" office:value="0.8643">
                <text:p>0.8643</text:p>
                <draw:g>
                  <svg:desc>Sheet2.J4:Sheet2.M4</svg:desc>
                </draw:g>
              </table:table-cell>
              <table:table-cell office:value-type="float" office:value="25.4149">
                <text:p>25.4149</text:p>
              </table:table-cell>
              <table:table-cell office:value-type="float" office:value="79.0523">
                <text:p>79.0523</text:p>
              </table:table-cell>
              <table:table-cell office:value-type="float" office:value="105.3315">
                <text:p>105.33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27cm" svg:y="0.316cm" chart:style-name="ch2">
          <text:p>LOAD TIME FOR EACH EXPERIMENT</text:p>
        </chart:title>
        <chart:legend chart:legend-position="end" svg:x="13.472cm" svg:y="3.703cm" style:legend-expansion="high" chart:style-name="ch3"/>
        <chart:plot-area chart:style-name="ch4" table:cell-range-address="Sheet2.A29:Sheet2.D34" chart:data-source-has-labels="both" svg:x="1.331cm" svg:y="1.275cm" svg:width="11.821cm" svg:height="7.545cm">
          <chartooo:coordinate-region svg:x="2.52cm" svg:y="1.275cm" svg:width="10.632cm" svg:height="4.271cm"/>
          <chart:axis chart:dimension="x" chart:name="primary-x" chart:style-name="ch5" chartooo:axis-type="auto">
            <chartooo:date-scale/>
            <chart:categories table:cell-range-address="Sheet2.A31:Sheet2.A34"/>
          </chart:axis>
          <chart:axis chart:dimension="y" chart:name="primary-y" chart:style-name="ch6">
            <chart:title svg:x="0.451cm" svg:y="6.387cm" chart:style-name="ch7">
              <text:p>TIME [SECONDS]</text:p>
            </chart:title>
            <chart:grid chart:style-name="ch8" chart:class="major"/>
          </chart:axis>
          <chart:series chart:style-name="ch9" chart:values-cell-range-address="Sheet2.B31:Sheet2.B34" chart:label-cell-address="Sheet2.B29:Sheet2.B30" chart:class="chart:bar">
            <chart:data-point chart:repeated="4"/>
          </chart:series>
          <chart:series chart:style-name="ch10" chart:values-cell-range-address="Sheet2.C31:Sheet2.C34" chart:label-cell-address="Sheet2.C29:Sheet2.C30" chart:class="chart:bar">
            <chart:data-point chart:repeated="4"/>
          </chart:series>
          <chart:series chart:style-name="ch11" chart:values-cell-range-address="Sheet2.D31:Sheet2.D34" chart:label-cell-address="Sheet2.D29:Sheet2.D30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P32</text:p>
                <text:list>
                  <text:list-item>
                    <text:p/>
                  </text:list-item>
                  <text:list-item>
                    <text:p>FP32</text:p>
                  </text:list-item>
                </text:list>
                <draw:g>
                  <svg:desc>Sheet2.B29:Sheet2.B30</svg:desc>
                </draw:g>
              </table:table-cell>
              <table:table-cell office:value-type="string">
                <text:p>FP16</text:p>
                <text:list>
                  <text:list-item>
                    <text:p/>
                  </text:list-item>
                  <text:list-item>
                    <text:p>FP16</text:p>
                  </text:list-item>
                </text:list>
                <draw:g>
                  <svg:desc>Sheet2.C29:Sheet2.C30</svg:desc>
                </draw:g>
              </table:table-cell>
              <table:table-cell office:value-type="string">
                <text:p>FP16-INT8</text:p>
                <text:list>
                  <text:list-item>
                    <text:p/>
                  </text:list-item>
                  <text:list-item>
                    <text:p>FP16-INT8</text:p>
                  </text:list-item>
                </text:list>
                <draw:g>
                  <svg:desc>Sheet2.D29:Sheet2.D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ce Detection Model</text:p>
                <draw:g>
                  <svg:desc>Sheet2.A31:Sheet2.A34</svg:desc>
                </draw:g>
              </table:table-cell>
              <table:table-cell office:value-type="float" office:value="0.1976">
                <text:p>0.1976</text:p>
                <draw:g>
                  <svg:desc>Sheet2.B31:Sheet2.B34</svg:desc>
                </draw:g>
              </table:table-cell>
              <table:table-cell office:value-type="float" office:value="0.1956">
                <text:p>0.1956</text:p>
                <draw:g>
                  <svg:desc>Sheet2.C31:Sheet2.C34</svg:desc>
                </draw:g>
              </table:table-cell>
              <table:table-cell office:value-type="float" office:value="0.1942">
                <text:p>0.1942</text:p>
                <draw:g>
                  <svg:desc>Sheet2.D31:Sheet2.D34</svg:desc>
                </draw:g>
              </table:table-cell>
            </table:table-row>
            <table:table-row>
              <table:table-cell office:value-type="string">
                <text:p>Facial Landmark Model</text:p>
              </table:table-cell>
              <table:table-cell office:value-type="float" office:value="0.1197">
                <text:p>0.1197</text:p>
              </table:table-cell>
              <table:table-cell office:value-type="float" office:value="0.1108">
                <text:p>0.1108</text:p>
              </table:table-cell>
              <table:table-cell office:value-type="float" office:value="0.1467">
                <text:p>0.1467</text:p>
              </table:table-cell>
            </table:table-row>
            <table:table-row>
              <table:table-cell office:value-type="string">
                <text:p>Head Pose Model</text:p>
              </table:table-cell>
              <table:table-cell office:value-type="float" office:value="0.1184">
                <text:p>0.1184</text:p>
              </table:table-cell>
              <table:table-cell office:value-type="float" office:value="0.1333">
                <text:p>0.1333</text:p>
              </table:table-cell>
              <table:table-cell office:value-type="float" office:value="0.2391">
                <text:p>0.2391</text:p>
              </table:table-cell>
            </table:table-row>
            <table:table-row>
              <table:table-cell office:value-type="string">
                <text:p>Gaze Estimation Model</text:p>
              </table:table-cell>
              <table:table-cell office:value-type="float" office:value="0.1396">
                <text:p>0.1396</text:p>
              </table:table-cell>
              <table:table-cell office:value-type="float" office:value="0.1468">
                <text:p>0.1468</text:p>
              </table:table-cell>
              <table:table-cell office:value-type="float" office:value="0.2843">
                <text:p>0.284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585cm" svg:y="0.316cm" chart:style-name="ch2">
          <text:p>TOTAL INFERENCE TIME FOR EACH EXPERIMENT</text:p>
        </chart:title>
        <chart:legend chart:legend-position="end" svg:x="13.472cm" svg:y="3.703cm" style:legend-expansion="high" chart:style-name="ch3"/>
        <chart:plot-area chart:style-name="ch4" table:cell-range-address="Sheet2.A36:Sheet2.D41" chart:data-source-has-labels="both" svg:x="1.331cm" svg:y="1.275cm" svg:width="11.821cm" svg:height="7.545cm">
          <chartooo:coordinate-region svg:x="2.52cm" svg:y="1.275cm" svg:width="10.632cm" svg:height="4.272cm"/>
          <chart:axis chart:dimension="x" chart:name="primary-x" chart:style-name="ch5" chartooo:axis-type="auto">
            <chartooo:date-scale/>
            <chart:categories table:cell-range-address="Sheet2.A38:Sheet2.A41"/>
          </chart:axis>
          <chart:axis chart:dimension="y" chart:name="primary-y" chart:style-name="ch6">
            <chart:title svg:x="0.451cm" svg:y="6.387cm" chart:style-name="ch7">
              <text:p>TIME [SECONDS]</text:p>
            </chart:title>
            <chart:grid chart:style-name="ch8" chart:class="major"/>
          </chart:axis>
          <chart:series chart:style-name="ch9" chart:values-cell-range-address="Sheet2.B38:Sheet2.B41" chart:label-cell-address="Sheet2.B36:Sheet2.B37" chart:class="chart:bar">
            <chart:data-point chart:repeated="4"/>
          </chart:series>
          <chart:series chart:style-name="ch10" chart:values-cell-range-address="Sheet2.C38:Sheet2.C41" chart:label-cell-address="Sheet2.C36:Sheet2.C37" chart:class="chart:bar">
            <chart:data-point chart:repeated="4"/>
          </chart:series>
          <chart:series chart:style-name="ch11" chart:values-cell-range-address="Sheet2.D38:Sheet2.D41" chart:label-cell-address="Sheet2.D36:Sheet2.D37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P32</text:p>
                <text:list>
                  <text:list-item>
                    <text:p/>
                  </text:list-item>
                  <text:list-item>
                    <text:p>FP32</text:p>
                  </text:list-item>
                </text:list>
                <draw:g>
                  <svg:desc>Sheet2.B36:Sheet2.B37</svg:desc>
                </draw:g>
              </table:table-cell>
              <table:table-cell office:value-type="string">
                <text:p>FP16</text:p>
                <text:list>
                  <text:list-item>
                    <text:p/>
                  </text:list-item>
                  <text:list-item>
                    <text:p>FP16</text:p>
                  </text:list-item>
                </text:list>
                <draw:g>
                  <svg:desc>Sheet2.C36:Sheet2.C37</svg:desc>
                </draw:g>
              </table:table-cell>
              <table:table-cell office:value-type="string">
                <text:p>FP16-INT8</text:p>
                <text:list>
                  <text:list-item>
                    <text:p/>
                  </text:list-item>
                  <text:list-item>
                    <text:p>FP16-INT8</text:p>
                  </text:list-item>
                </text:list>
                <draw:g>
                  <svg:desc>Sheet2.D36:Sheet2.D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ce Detection Model</text:p>
                <draw:g>
                  <svg:desc>Sheet2.A38:Sheet2.A41</svg:desc>
                </draw:g>
              </table:table-cell>
              <table:table-cell office:value-type="float" office:value="20.4982">
                <text:p>20.4982</text:p>
                <draw:g>
                  <svg:desc>Sheet2.B38:Sheet2.B41</svg:desc>
                </draw:g>
              </table:table-cell>
              <table:table-cell office:value-type="float" office:value="20.7179">
                <text:p>20.7179</text:p>
                <draw:g>
                  <svg:desc>Sheet2.C38:Sheet2.C41</svg:desc>
                </draw:g>
              </table:table-cell>
              <table:table-cell office:value-type="float" office:value="20.8667">
                <text:p>20.8667</text:p>
                <draw:g>
                  <svg:desc>Sheet2.D38:Sheet2.D41</svg:desc>
                </draw:g>
              </table:table-cell>
            </table:table-row>
            <table:table-row>
              <table:table-cell office:value-type="string">
                <text:p>Facial Landmark Model</text:p>
              </table:table-cell>
              <table:table-cell office:value-type="float" office:value="0.7504">
                <text:p>0.7504</text:p>
              </table:table-cell>
              <table:table-cell office:value-type="float" office:value="0.6918">
                <text:p>0.6918</text:p>
              </table:table-cell>
              <table:table-cell office:value-type="float" office:value="0.6754">
                <text:p>0.6754</text:p>
              </table:table-cell>
            </table:table-row>
            <table:table-row>
              <table:table-cell office:value-type="string">
                <text:p>Head Pose Model</text:p>
              </table:table-cell>
              <table:table-cell office:value-type="float" office:value="2.6885">
                <text:p>2.6885</text:p>
              </table:table-cell>
              <table:table-cell office:value-type="float" office:value="2.4822">
                <text:p>2.4822</text:p>
              </table:table-cell>
              <table:table-cell office:value-type="float" office:value="1.9398">
                <text:p>1.9398</text:p>
              </table:table-cell>
            </table:table-row>
            <table:table-row>
              <table:table-cell office:value-type="string">
                <text:p>Gaze Estimation Model</text:p>
              </table:table-cell>
              <table:table-cell office:value-type="float" office:value="3.4707">
                <text:p>3.4707</text:p>
              </table:table-cell>
              <table:table-cell office:value-type="float" office:value="3.3907">
                <text:p>3.3907</text:p>
              </table:table-cell>
              <table:table-cell office:value-type="float" office:value="1.933">
                <text:p>1.9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228cm" svg:y="0.316cm" chart:style-name="ch2">
          <text:p>AVERAGE INFERENCE TIME FOR EACH EXPERIMENT</text:p>
        </chart:title>
        <chart:legend chart:legend-position="end" svg:x="13.472cm" svg:y="3.703cm" style:legend-expansion="high" chart:style-name="ch3"/>
        <chart:plot-area chart:style-name="ch4" table:cell-range-address="Sheet2.A43:Sheet2.D48" chart:data-source-has-labels="both" svg:x="1.331cm" svg:y="1.275cm" svg:width="11.821cm" svg:height="7.545cm">
          <chartooo:coordinate-region svg:x="2.52cm" svg:y="1.275cm" svg:width="10.632cm" svg:height="4.272cm"/>
          <chart:axis chart:dimension="x" chart:name="primary-x" chart:style-name="ch5" chartooo:axis-type="auto">
            <chartooo:date-scale/>
            <chart:categories table:cell-range-address="Sheet2.A45:Sheet2.A48"/>
          </chart:axis>
          <chart:axis chart:dimension="y" chart:name="primary-y" chart:style-name="ch6">
            <chart:title svg:x="0.451cm" svg:y="6.387cm" chart:style-name="ch7">
              <text:p>TIME [SECONDS]</text:p>
            </chart:title>
            <chart:grid chart:style-name="ch8" chart:class="major"/>
          </chart:axis>
          <chart:series chart:style-name="ch9" chart:values-cell-range-address="Sheet2.B45:Sheet2.B48" chart:label-cell-address="Sheet2.B43:Sheet2.B44" chart:class="chart:bar">
            <chart:data-point chart:repeated="4"/>
          </chart:series>
          <chart:series chart:style-name="ch10" chart:values-cell-range-address="Sheet2.C45:Sheet2.C48" chart:label-cell-address="Sheet2.C43:Sheet2.C44" chart:class="chart:bar">
            <chart:data-point chart:repeated="4"/>
          </chart:series>
          <chart:series chart:style-name="ch11" chart:values-cell-range-address="Sheet2.D45:Sheet2.D48" chart:label-cell-address="Sheet2.D43:Sheet2.D44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P32</text:p>
                <text:list>
                  <text:list-item>
                    <text:p/>
                  </text:list-item>
                  <text:list-item>
                    <text:p>FP32</text:p>
                  </text:list-item>
                </text:list>
                <draw:g>
                  <svg:desc>Sheet2.B43:Sheet2.B44</svg:desc>
                </draw:g>
              </table:table-cell>
              <table:table-cell office:value-type="string">
                <text:p>FP16</text:p>
                <text:list>
                  <text:list-item>
                    <text:p/>
                  </text:list-item>
                  <text:list-item>
                    <text:p>FP16</text:p>
                  </text:list-item>
                </text:list>
                <draw:g>
                  <svg:desc>Sheet2.C43:Sheet2.C44</svg:desc>
                </draw:g>
              </table:table-cell>
              <table:table-cell office:value-type="string">
                <text:p>FP16-INT8</text:p>
                <text:list>
                  <text:list-item>
                    <text:p/>
                  </text:list-item>
                  <text:list-item>
                    <text:p>FP16-INT8</text:p>
                  </text:list-item>
                </text:list>
                <draw:g>
                  <svg:desc>Sheet2.D43:Sheet2.D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ce Detection Model</text:p>
                <draw:g>
                  <svg:desc>Sheet2.A45:Sheet2.A48</svg:desc>
                </draw:g>
              </table:table-cell>
              <table:table-cell office:value-type="float" office:value="0.0345">
                <text:p>0.0345</text:p>
                <draw:g>
                  <svg:desc>Sheet2.B45:Sheet2.B48</svg:desc>
                </draw:g>
              </table:table-cell>
              <table:table-cell office:value-type="float" office:value="0.0348">
                <text:p>0.0348</text:p>
                <draw:g>
                  <svg:desc>Sheet2.C45:Sheet2.C48</svg:desc>
                </draw:g>
              </table:table-cell>
              <table:table-cell office:value-type="float" office:value="0.0351">
                <text:p>0.0351</text:p>
                <draw:g>
                  <svg:desc>Sheet2.D45:Sheet2.D48</svg:desc>
                </draw:g>
              </table:table-cell>
            </table:table-row>
            <table:table-row>
              <table:table-cell office:value-type="string">
                <text:p>Facial Landmark Model</text:p>
              </table:table-cell>
              <table:table-cell office:value-type="float" office:value="0.0013">
                <text:p>0.0013</text:p>
              </table:table-cell>
              <table:table-cell office:value-type="float" office:value="0.0012">
                <text:p>0.0012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Head Pose Model</text:p>
              </table:table-cell>
              <table:table-cell office:value-type="float" office:value="0.0045">
                <text:p>0.0045</text:p>
              </table:table-cell>
              <table:table-cell office:value-type="float" office:value="0.0042">
                <text:p>0.0042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Gaze Estimation Model</text:p>
              </table:table-cell>
              <table:table-cell office:value-type="float" office:value="0.0058">
                <text:p>0.0058</text:p>
              </table:table-cell>
              <table:table-cell office:value-type="float" office:value="0.0057">
                <text:p>0.0057</text:p>
              </table:table-cell>
              <table:table-cell office:value-type="float" office:value="0.0032">
                <text:p>0.003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784cm" svg:y="0.316cm" chart:style-name="ch2">
          <text:p>FRAMES PER SECOND FOR EACH EXPERIMENT</text:p>
        </chart:title>
        <chart:legend chart:legend-position="end" svg:x="13.472cm" svg:y="3.703cm" style:legend-expansion="high" chart:style-name="ch3"/>
        <chart:plot-area chart:style-name="ch4" table:cell-range-address="Sheet2.A50:Sheet2.D55" chart:data-source-has-labels="both" svg:x="1.331cm" svg:y="1.275cm" svg:width="11.821cm" svg:height="7.545cm">
          <chartooo:coordinate-region svg:x="2.52cm" svg:y="1.275cm" svg:width="10.632cm" svg:height="4.272cm"/>
          <chart:axis chart:dimension="x" chart:name="primary-x" chart:style-name="ch5" chartooo:axis-type="auto">
            <chartooo:date-scale/>
            <chart:categories table:cell-range-address="Sheet2.A52:Sheet2.A55"/>
          </chart:axis>
          <chart:axis chart:dimension="y" chart:name="primary-y" chart:style-name="ch6">
            <chart:title svg:x="0.451cm" svg:y="7.314cm" chart:style-name="ch7">
              <text:p>FRAMES PER SECOND (FPS)</text:p>
            </chart:title>
            <chart:grid chart:style-name="ch8" chart:class="major"/>
          </chart:axis>
          <chart:series chart:style-name="ch9" chart:values-cell-range-address="Sheet2.B52:Sheet2.B55" chart:label-cell-address="Sheet2.B50:Sheet2.B51" chart:class="chart:bar">
            <chart:data-point chart:repeated="4"/>
          </chart:series>
          <chart:series chart:style-name="ch10" chart:values-cell-range-address="Sheet2.C52:Sheet2.C55" chart:label-cell-address="Sheet2.C50:Sheet2.C51" chart:class="chart:bar">
            <chart:data-point chart:repeated="4"/>
          </chart:series>
          <chart:series chart:style-name="ch11" chart:values-cell-range-address="Sheet2.D52:Sheet2.D55" chart:label-cell-address="Sheet2.D50:Sheet2.D5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P32</text:p>
                <text:list>
                  <text:list-item>
                    <text:p/>
                  </text:list-item>
                  <text:list-item>
                    <text:p>FP32</text:p>
                  </text:list-item>
                </text:list>
                <draw:g>
                  <svg:desc>Sheet2.B50:Sheet2.B51</svg:desc>
                </draw:g>
              </table:table-cell>
              <table:table-cell office:value-type="string">
                <text:p>FP16</text:p>
                <text:list>
                  <text:list-item>
                    <text:p/>
                  </text:list-item>
                  <text:list-item>
                    <text:p>FP16</text:p>
                  </text:list-item>
                </text:list>
                <draw:g>
                  <svg:desc>Sheet2.C50:Sheet2.C51</svg:desc>
                </draw:g>
              </table:table-cell>
              <table:table-cell office:value-type="string">
                <text:p>FP16-INT8</text:p>
                <text:list>
                  <text:list-item>
                    <text:p/>
                  </text:list-item>
                  <text:list-item>
                    <text:p>FP16-INT8</text:p>
                  </text:list-item>
                </text:list>
                <draw:g>
                  <svg:desc>Sheet2.D50:Sheet2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ce Detection Model</text:p>
                <draw:g>
                  <svg:desc>Sheet2.A52:Sheet2.A55</svg:desc>
                </draw:g>
              </table:table-cell>
              <table:table-cell office:value-type="float" office:value="29.0269">
                <text:p>29.0269</text:p>
                <draw:g>
                  <svg:desc>Sheet2.B52:Sheet2.B55</svg:desc>
                </draw:g>
              </table:table-cell>
              <table:table-cell office:value-type="float" office:value="28.7191">
                <text:p>28.7191</text:p>
                <draw:g>
                  <svg:desc>Sheet2.C52:Sheet2.C55</svg:desc>
                </draw:g>
              </table:table-cell>
              <table:table-cell office:value-type="float" office:value="28.5143">
                <text:p>28.5143</text:p>
                <draw:g>
                  <svg:desc>Sheet2.D52:Sheet2.D55</svg:desc>
                </draw:g>
              </table:table-cell>
            </table:table-row>
            <table:table-row>
              <table:table-cell office:value-type="string">
                <text:p>Facial Landmark Model</text:p>
              </table:table-cell>
              <table:table-cell office:value-type="float" office:value="792.9129">
                <text:p>792.9129</text:p>
              </table:table-cell>
              <table:table-cell office:value-type="float" office:value="860.0439">
                <text:p>860.0439</text:p>
              </table:table-cell>
              <table:table-cell office:value-type="float" office:value="880.919">
                <text:p>880.919</text:p>
              </table:table-cell>
            </table:table-row>
            <table:table-row>
              <table:table-cell office:value-type="string">
                <text:p>Head Pose Model</text:p>
              </table:table-cell>
              <table:table-cell office:value-type="float" office:value="221.3162">
                <text:p>221.3162</text:p>
              </table:table-cell>
              <table:table-cell office:value-type="float" office:value="239.7078">
                <text:p>239.7078</text:p>
              </table:table-cell>
              <table:table-cell office:value-type="float" office:value="306.7331">
                <text:p>306.7331</text:p>
              </table:table-cell>
            </table:table-row>
            <table:table-row>
              <table:table-cell office:value-type="string">
                <text:p>Gaze Estimation Model</text:p>
              </table:table-cell>
              <table:table-cell office:value-type="float" office:value="171.4342">
                <text:p>171.4342</text:p>
              </table:table-cell>
              <table:table-cell office:value-type="float" office:value="175.4809">
                <text:p>175.4809</text:p>
              </table:table-cell>
              <table:table-cell office:value-type="float" office:value="307.8149">
                <text:p>307.814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